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poch 1/30</text:p>
      <text:p text:style-name="Standard">^CTraceback (most recent call last):</text:p>
      <text:p text:style-name="Standard"><text:s text:c="2"/>File "/home/pratik/Desktop/Pratik/English-accent-Recognition-main/lstm.py", line 196, in &lt;module&gt;</text:p>
      <text:p text:style-name="Standard"><text:s text:c="4"/>main()</text:p>
      <text:p text:style-name="Standard"><text:s text:c="2"/>File "/home/pratik/Desktop/Pratik/English-accent-Recognition-main/lstm.py", line 140, in main</text:p>
      <text:p text:style-name="Standard"><text:s text:c="4"/>val_loss, val_report = evaluate(model, val_loader, criterion, device)</text:p>
      <text:p text:style-name="Standard"><text:s text:c="2"/>File "/home/pratik/Desktop/Pratik/English-accent-Recognition-main/lstm.py", line 77, in evaluate</text:p>
      <text:p text:style-name="Standard"><text:s text:c="4"/>for features, labels in dataloader:</text:p>
      <text:p text:style-name="Standard"><text:s text:c="2"/>File "/home/pratik/Desktop/Pratik/English-accent-Recognition-main/.venv/lib/python3.8/site-packages/torch/utils/data/dataloader.py", line 630, in __next__</text:p>
      <text:p text:style-name="Standard"><text:s text:c="4"/>data = self._next_data()</text:p>
      <text:p text:style-name="Standard"><text:s text:c="2"/>File "/home/pratik/Desktop/Pratik/English-accent-Recognition-main/.venv/lib/python3.8/site-packages/torch/utils/data/dataloader.py", line 673, in _next_data</text:p>
      <text:p text:style-name="Standard"><text:s text:c="4"/>data = self._dataset_fetcher.fetch(index) <text:s/># may raise StopIteration</text:p>
      <text:p text:style-name="Standard"><text:s text:c="2"/>File "/home/pratik/Desktop/Pratik/English-accent-Recognition-main/.venv/lib/python3.8/site-packages/torch/utils/data/_utils/fetch.py", line 50, in fetch</text:p>
      <text:p text:style-name="Standard"><text:s text:c="4"/>data = self.dataset.__getitems__(possibly_batched_index)</text:p>
      <text:p text:style-name="Standard"><text:s text:c="2"/>File "/home/pratik/Desktop/Pratik/English-accent-Recognition-main/.venv/lib/python3.8/site-packages/torch/utils/data/dataset.py", line 420, in __getitems__</text:p>
      <text:p text:style-name="Standard"><text:s text:c="4"/>return [self.dataset[self.indices[idx]] for idx in indices]</text:p>
      <text:p text:style-name="Standard"><text:s text:c="2"/>File "/home/pratik/Desktop/Pratik/English-accent-Recognition-main/.venv/lib/python3.8/site-packages/torch/utils/data/dataset.py", line 420, in &lt;listcomp&gt;</text:p>
      <text:p text:style-name="Standard"><text:s text:c="4"/>return [self.dataset[self.indices[idx]] for idx in indices]</text:p>
      <text:p text:style-name="Standard"><text:s text:c="2"/>File "/home/pratik/Desktop/Pratik/English-accent-Recognition-main/lstm.py", line 34, in __getitem__</text:p>
      <text:p text:style-name="Standard"><text:s text:c="4"/>features = np.load(self.files[idx])</text:p>
      <text:p text:style-name="Standard"><text:s text:c="2"/>File "/home/pratik/Desktop/Pratik/English-accent-Recognition-main/.venv/lib/python3.8/site-packages/numpy/lib/npyio.py", line 416, in load</text:p>
      <text:p text:style-name="Standard"><text:s text:c="4"/>if magic.startswith(_ZIP_PREFIX) or magic.startswith(_ZIP_SUFFIX):</text:p>
      <text:p text:style-name="Standard">KeyboardInterrupt</text:p>
      <text:p text:style-name="Standard">/home/pratik/Desktop/Pratik/English-accent-Recognition-main/.venv/bin/python /home/pratik/Desktop/Pratik/English-accent-Recognition-main/bi-lstm.py</text:p>
      <text:p text:style-name="Standard"/>
      <text:p text:style-name="Standard">(.venv) (base) pratik@nitk:~/Desktop/Pratik/English-accent-Recognition-main$ /home/pratik/Desktop/Pratik/English-accent-Recognition-main/.venv/bin/python /home/pratik/Desktop/Pratik/English-accent-Recognition-main/bi-lstm.py</text:p>
      <text:p text:style-name="Standard">Epoch 1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5&lt;00:00, 67.4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2&lt;00:00, 143.57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<text:soft-page-break/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3489 | Validation Loss: 2.2833</text:p>
      <text:p text:style-name="Standard">Train Classification Report: {'0': {'precision': 0.05282185177746535, 'recall': 0.040109806313863045, 'f1-score': 0.04559639389736477, 'support': 13114.0}, '1': {'precision': 0.0452452770280997, 'recall': 0.021722560975609755, 'f1-score': 0.029352695813378647, 'support': 13120.0}, '2': {'precision': 0.288501313006902, 'recall': 0.3293189203528085, 'f1-score': 0.3075617656713553, 'support': 75395.0}, '3': {'precision': 0.0, 'recall': 0.0, 'f1-score': 0.0, 'support': 2911.0}, '4': {'precision': 0.022317596566523604, 'recall': 0.007524236724063088, 'f1-score': 0.011254193269126718, 'support': 6911.0}, '5': {'precision': 0.0, 'recall': 0.0, 'f1-score': 0.0, 'support': 840.0}, '6': {'precision': 0.060911815296224706, 'recall': 0.37007110536522303, 'f1-score': 0.10460601446516939, 'support': 9282.0}, '7': {'precision': 0.1257087507087507, 'recall': 0.45028348988745026, 'f1-score': 0.1965463108320251, 'support': 11817.0}, '8': {'precision': 0.013513513513513514, 'recall': 0.00042589437819420784, 'f1-score': 0.0008257638315441783, 'support': 2348.0}, '9': {'precision': 0.003194888178913738, 'recall': 0.000423728813559322, 'f1-score': 0.0007482229704451926, 'support': 2360.0}, '10': {'precision': 0.0, 'recall': 0.0, 'f1-score': 0.0, 'support': 1029.0}, '11': {'precision': 0.5586720706967544, 'recall': 0.3294304098386637, 'f1-score': 0.4144647115591677, 'support': 157745.0}, 'accuracy': 0.29108841520924844, 'macro avg': {'precision': 0.09757392306442898, 'recall': 0.12910917938745292, 'f1-score': 0.09257967269246475, 'support': 296872.0}, 'weighted avg': {'precision': 0.38201647995581034, 'recall': 0.29108841520924844, 'f1-score': 0.3130185296594886, 'support': 296872.0}}</text:p>
      <text:p text:style-name="Standard">Validation Classification Report: {'0': {'precision': 0.052845528455284556, 'recall': 0.0039767513000917715, 'f1-score': 0.007396870554765292, 'support': 3269.0}, '1': {'precision': 0.020618556701030927, 'recall': 0.0006129328838492185, 'f1-score': 0.0011904761904761904, 'support': 3263.0}, '2': {'precision': 0.2997877119035166, 'recall': 0.5159377316530763, 'f1-score': 0.3792251259997275, 'support': 18886.0}, '3': {'precision': 0.015957446808510637, 'recall': 0.00423728813559322, 'f1-score': 0.006696428571428571, 'support': 708.0}, '4': {'precision': 0.0, 'recall': 0.0, 'f1-score': 0.0, 'support': 1723.0}, '5': {'precision': 0.0, 'recall': 0.0, 'f1-score': 0.0, 'support': 256.0}, '6': {'precision': 0.0742531628800424, 'recall': 0.45755102040816326, 'f1-score': 0.12777112896791473, 'support': 2450.0}, '7': {'precision': 0.22785614436395984, 'recall': 0.6014760147601476, 'f1-score': 0.33050691244239633, 'support': 2981.0}, '8': {'precision': 0.0, 'recall': 0.0, 'f1-score': 0.0, 'support': 562.0}, '9': {'precision': 0.0, 'recall': 0.0, 'f1-score': 0.0, 'support': 578.0}, '10': {'precision': 0.0, 'recall': 0.0, 'f1-score': 0.0, 'support': 236.0}, '11': {'precision': 0.5841524353412773, 'recall': 0.2706457029461151, 'f1-score': 0.36990802719196064, 'support': 39306.0}, 'accuracy': 0.31412864803686436, 'macro avg': {'precision': 0.10628924887113518, 'recall': 0.15453645350725306, 'f1-score': 0.10189124749322243, 'support': 74218.0}, 'weighted avg': {'precision': 0.4006436985814134, 'recall': 0.31412864803686436, 'f1-score': 0.31033896067641087, 'support': 74218.0}}</text:p>
      <text:p text:style-name="Standard">Epoch 2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3&lt;00:00, 67.96it/s]</text:p>
      <text:p text:style-name="Standard"><text:soft-page-break/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6.31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2456 | Validation Loss: 2.2263</text:p>
      <text:p text:style-name="Standard">Train Classification Report: {'0': {'precision': 0.05787794672080209, 'recall': 0.10652737532408113, 'f1-score': 0.07500469786046011, 'support': 13114.0}, '1': {'precision': 0.0652905789502732, 'recall': 0.09016768292682927, 'f1-score': 0.07573866000832292, 'support': 13120.0}, '2': {'precision': 0.3282740020090545, 'recall': 0.31641355527554876, 'f1-score': 0.3222346791295774, 'support': 75395.0}, '3': {'precision': 0.030303030303030304, 'recall': 0.014084507042253521, 'f1-score': 0.019230769230769232, 'support': 2911.0}, '4': {'precision': 0.0378254374733248, 'recall': 0.10259007379539864, 'f1-score': 0.055271876827129224, 'support': 6911.0}, '5': {'precision': 0.0, 'recall': 0.0, 'f1-score': 0.0, 'support': 840.0}, '6': {'precision': 0.07478925700842971, 'recall': 0.49321266968325794, 'f1-score': 0.12988339433143245, 'support': 9282.0}, '7': {'precision': 0.2296210570046589, 'recall': 0.6548193280866548, 'f1-score': 0.3400123033658494, 'support': 11817.0}, '8': {'precision': 0.017699115044247787, 'recall': 0.0017035775127768314, 'f1-score': 0.003108003108003108, 'support': 2348.0}, '9': {'precision': 0.01718213058419244, 'recall': 0.00423728813559322, 'f1-score': 0.006798096532970769, 'support': 2360.0}, '10': {'precision': 0.0, 'recall': 0.0, 'f1-score': 0.0, 'support': 1029.0}, '11': {'precision': 0.5978765559067741, 'recall': 0.25060065295255, 'f1-score': 0.35316978165314655, 'support': 157745.0}, 'accuracy': 0.2662662696380932, 'macro avg': {'precision': 0.12139492591706565, 'recall': 0.16952972589457868, 'f1-score': 0.11503768850397177, 'support': 296872.0}, 'weighted avg': {'precision': 0.4194307191859794, 'recall': 0.2662662696380932, 'f1-score': 0.2953049210806625, 'support': 296872.0}}</text:p>
      <text:p text:style-name="Standard">Validation Classification Report: {'0': {'precision': 0.06663924310983134, 'recall': 0.04955643927806669, 'f1-score': 0.056842105263157895, 'support': 3269.0}, '1': {'precision': 0.06566809754315463, 'recall': 0.22034937174379404, 'f1-score': 0.10118209963411202, 'support': 3263.0}, '2': {'precision': 0.3787956767884714, 'recall': 0.194853330509372, 'f1-score': 0.2573336596622496, 'support': 18886.0}, '3': {'precision': 0.014945652173913044, 'recall': 0.015536723163841809, 'f1-score': 0.015235457063711912, 'support': 708.0}, '4': {'precision': 0.041719964577388566, 'recall': 0.2460824143934997, 'f1-score': 0.07134443883560491, 'support': 1723.0}, '5': {'precision': 0.0, 'recall': 0.0, 'f1-score': 0.0, 'support': 256.0}, '6': {'precision': 0.07100825792414578, 'recall': 0.5861224489795919, 'f1-score': 0.12667048912803777, 'support': 2450.0}, '7': {'precision': 0.3348705214615112, 'recall': 0.6333445152633345, 'f1-score': 0.4381018679661214, 'support': 2981.0}, '8': {'precision': 0.0, 'recall': 0.0, 'f1-score': 0.0, 'support': 562.0}, '9': {'precision': 0.01715686274509804, 'recall': 0.012110726643598616, 'f1-score': 0.014198782961460448, 'support': 578.0}, '10': {'precision': 0.0, 'recall': 0.0, 'f1-score': 0.0, <text:soft-page-break/>'support': 236.0}, '11': {'precision': 0.6114818801578759, 'recall': 0.2167862412863176, 'f1-score': 0.3200916586840968, 'support': 39306.0}, 'accuracy': 0.22700692554366866, 'macro avg': {'precision': 0.13352384637344916, 'recall': 0.18122851760511807, 'f1-score': 0.1167500465998794, 'support': 74218.0}, 'weighted avg': {'precision': 0.4430941491967643, 'recall': 0.22700692554366866, 'f1-score': 0.2656464025016439, 'support': 74218.0}}</text:p>
      <text:p text:style-name="Standard">Epoch 3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0&lt;00:00, 68.48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6.36it/s]</text:p>
      <text:p text:style-name="Standard">Training Loss: 2.1634 | Validation Loss: 2.2135</text:p>
      <text:p text:style-name="Standard">Train Classification Report: {'0': {'precision': 0.06602813738904677, 'recall': 0.14351075186823242, 'f1-score': 0.09044380902035226, 'support': 13114.0}, '1': {'precision': 0.07634370440474782, 'recall': 0.1475609756097561, 'f1-score': 0.10062631565269366, 'support': 13120.0}, '2': {'precision': 0.3623075529795327, 'recall': 0.26530937064792093, 'f1-score': 0.30631292829524137, 'support': 75395.0}, '3': {'precision': 0.038514173998044965, 'recall': 0.06767433871521814, 'f1-score': 0.04909045601794169, 'support': 2911.0}, '4': {'precision': 0.049699799866577715, 'recall': 0.1940384893647808, 'f1-score': 0.07913138406160564, 'support': 6911.0}, '5': {'precision': 0.06779661016949153, 'recall': 0.009523809523809525, 'f1-score': 0.016701461377870562, 'support': 840.0}, '6': {'precision': 0.08692370461036311, 'recall': 0.4590605472958414, 'f1-score': 0.14616994271208536, 'support': 9282.0}, '7': {'precision': 0.3008383411232287, 'recall': 0.6862993991706863, 'f1-score': 0.41831076724693744, 'support': 11817.0}, '8': {'precision': 0.027498804399808705, 'recall': 0.048977853492333905, 'f1-score': 0.03522205206738132, 'support': 2348.0}, '9': {'precision': 0.03888690688547984, 'recall': 0.0923728813559322, 'f1-score': 0.05473261360783329, 'support': 2360.0}, '10': {'precision': 0.024513947590870666, 'recall': 0.028182701652089408, 'f1-score': 0.026220614828209764, 'support': 1029.0}, '11': {'precision': 0.6189317559298327, 'recall': 0.269301721132207, 'f1-score': 0.37530534806366256, 'support': 157745.0}, 'accuracy': 0.27143347974884796, 'macro avg': {'precision': 0.14652361994558546, 'recall': 0.20098440331906733, 'f1-score': 0.1415223077459846, 'support': 296872.0}, 'weighted avg': {'precision': 0.4442083694985726, 'recall': 0.27143347974884796, 'f1-score': 0.31005244811262556, 'support': 296872.0}}</text:p>
      <text:p text:style-name="Standard">Validation Classification Report: {'0': {'precision': 0.06903991370010787, 'recall': 0.13704496788008566, 'f1-score': 0.09182209469153514, 'support': 3269.0}, '1': {'precision': 0.07378696525983347, 'recall': 0.07876187557462458, 'f1-score': 0.07619329973317521, 'support': 3263.0}, '2': {'precision': 0.36244401791426745, 'recall': 0.29995764058032404, 'f1-score': 0.32825356356472357, 'support': 18886.0}, '3': {'precision': 0.037337662337662336, 'recall': 0.03248587570621469, 'f1-score': 0.034743202416918424, 'support': 708.0}, '4': {'precision': 0.05603357817418678, 'recall': 0.15496227510156704, 'f1-score': 0.08230579531442662, 'support': 1723.0}, '5': {'precision': 0.041666666666666664, 'recall': 0.00390625, 'f1-score': 0.007142857142857143, 'support': 256.0}, '6': {'precision': 0.08499687000069556, 'recall': 0.4987755102040816, 'f1-score': 0.14524276460450466, 'support': 2450.0}, '7': {'precision': 0.24237190558434082, 'recall': 0.7061388795706139, 'f1-score': 0.36087776444368247, 'support': 2981.0}, '8': {'precision': 0.035794183445190156, 'recall': 0.05693950177935943, 'f1-score': 0.04395604395604395, 'support': 562.0}, '9': {'precision': 0.030006978367062107, 'recall': 0.07439446366782007, 'f1-score': 0.04276479363500746, 'support': 578.0}, '10': {'precision': 0.0136986301369863, 'recall': 0.00423728813559322, 'f1-score': 0.006472491909385114, 'support': 236.0}, '11': {'precision': 0.6152459293481323, 'recall': 0.27782018012517173, 'f1-score': 0.38278853737621593, 'support': 39306.0}, 'accuracy': <text:soft-page-break/>0.2827346465816918, 'macro avg': {'precision': 0.13853527507792765, 'recall': 0.1937853923604547, 'f1-score': 0.1335469340657063, 'support': 74218.0}, 'weighted avg': {'precision': 0.4392401624533698, 'recall': 0.2827346465816918, 'f1-score': 0.31589207611142844, 'support': 74218.0}}</text:p>
      <text:p text:style-name="Standard">Epoch 4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00&lt;00:00, 77.12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7.21it/s]</text:p>
      <text:p text:style-name="Standard">Training Loss: 2.0473 | Validation Loss: 2.2037</text:p>
      <text:p text:style-name="Standard">Train Classification Report: {'0': {'precision': 0.0753934001726313, 'recall': 0.17317370748818056, 'f1-score': 0.10505134610047182, 'support': 13114.0}, '1': {'precision': 0.08333008231576483, 'recall': 0.1628048780487805, 'f1-score': 0.11023662684179289, 'support': 13120.0}, '2': {'precision': 0.3803431165305623, 'recall': 0.22671264672723657, 'f1-score': 0.28408788724903605, 'support': 75395.0}, '3': {'precision': 0.050641267446246696, 'recall': 0.1844726897973205, 'f1-score': 0.07946725860155382, 'support': 2911.0}, '4': {'precision': 0.05632606849702802, 'recall': 0.25915207639994214, 'f1-score': 0.0925390100237677, 'support': 6911.0}, '5': {'precision': 0.03356481481481482, 'recall': 0.06904761904761905, 'f1-score': 0.045171339563862926, 'support': 840.0}, '6': {'precision': 0.09973647885556532, 'recall': 0.42814048696401635, 'f1-score': 0.1617847619435341, 'support': 9282.0}, '7': {'precision': 0.3421161653823846, 'recall': 0.6988237285266988, 'f1-score': 0.4593519677374495, 'support': 11817.0}, '8': {'precision': 0.04388908512892971, 'recall': 0.2116695059625213, 'f1-score': 0.07270333528379169, 'support': 2348.0}, '9': {'precision': 0.050702456636056825, 'recall': 0.27372881355932205, 'f1-score': 0.08555724786437983, 'support': 2360.0}, '10': {'precision': 0.03919491525423729, 'recall': 0.25170068027210885, 'f1-score': 0.06782768102658111, 'support': 1029.0}, '11': {'precision': 0.6306041016884181, 'recall': 0.22942724016609084, 'f1-score': 0.336447642421538, 'support': 157745.0}, 'accuracy': 0.24829219326847934, 'macro avg': {'precision': 0.15715349606021997, 'recall': 0.2640711727466531, 'f1-score': 0.1583521753881466, 'support': 296872.0}, 'weighted avg': {'precision': 0.4582078313726887, 'recall': 0.24829219326847934, 'f1-score': 0.2883288531968171, 'support': 296872.0}}</text:p>
      <text:p text:style-name="Standard">Validation Classification Report: {'0': {'precision': 0.07493359429609954, 'recall': 0.16396451514224533, 'f1-score': 0.10285933601995777, 'support': 3269.0}, '1': {'precision': 0.07180385288966724, 'recall': 0.15078148942690775, 'f1-score': 0.0972812654473554, 'support': 3263.0}, '2': {'precision': 0.40326458306972035, 'recall': 0.16874933813406756, 'f1-score': 0.2379334801597671, 'support': 18886.0}, '3': {'precision': 0.033486238532110094, 'recall': 0.10310734463276836, 'f1-score': 0.05055401662049861, 'support': 708.0}, '4': {'precision': 0.0414249530190375, 'recall': 0.2942542077771329, 'f1-score': 0.07262569832402235, 'support': 1723.0}, '5': {'precision': 0.017699115044247787, 'recall': 0.03125, 'f1-score': 0.022598870056497175, 'support': 256.0}, '6': {'precision': 0.1057438115837539, 'recall': 0.35918367346938773, 'f1-score': 0.16338655774229482, 'support': 2450.0}, '7': {'precision': 0.4512542022239462, 'recall': 0.5853740355585374, 'f1-score': 0.5096378504672897, 'support': 2981.0}, '8': {'precision': 0.02542016806722689, 'recall': 0.21530249110320285, 'f1-score': 0.04547162720781661, 'support': 562.0}, '9': {'precision': 0.03770063456513625, 'recall': 0.17474048442906576, 'f1-score': 0.062020264046668716, 'support': 578.0}, '10': {'precision': 0.012392755004766444, 'recall': 0.22033898305084745, 'f1-score': 0.02346570397111913, 'support': 236.0}, '11': {'precision': 0.6143224384869629, 'recall': 0.21279194016180736, 'f1-score': 0.31609380019274014, 'support': 39306.0}, 'accuracy': 0.21647039801665363, 'macro avg': {'precision': 0.1574538622318896, 'recall': 0.22331987524049748, 'f1-score': <text:soft-page-break/>0.14199403918800227, 'support': 74218.0}, 'weighted avg': {'precision': 0.45790433460566754, 'recall': 0.21647039801665363, 'f1-score': 0.2657690905164488, 'support': 74218.0}}</text:p>
      <text:p text:style-name="Standard">Epoch 5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4&lt;00:00, 67.6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7.82it/s]</text:p>
      <text:p text:style-name="Standard">Training Loss: 1.9039 | Validation Loss: 2.2424</text:p>
      <text:p text:style-name="Standard">Train Classification Report: {'0': {'precision': 0.0836229984614508, 'recall': 0.22380661888058564, 'f1-score': 0.12175392018584587, 'support': 13114.0}, '1': {'precision': 0.08633436680181254, 'recall': 0.1655487804878049, 'f1-score': 0.1134855530591985, 'support': 13120.0}, '2': {'precision': 0.38947341925090617, 'recall': 0.20522581073015453, 'f1-score': 0.2688081443325834, 'support': 75395.0}, '3': {'precision': 0.0667410558616361, 'recall': 0.32875300583991757, 'f1-score': 0.11095652173913045, 'support': 2911.0}, '4': {'precision': 0.06766102559199413, 'recall': 0.3071914339458834, 'f1-score': 0.11089636439615547, 'support': 6911.0}, '5': {'precision': 0.044921442797079, 'recall': 0.24166666666666667, 'f1-score': 0.07576040306027243, 'support': 840.0}, '6': {'precision': 0.1131863704385864, 'recall': 0.42372333548804136, 'f1-score': 0.1786509198273904, 'support': 9282.0}, '7': {'precision': 0.36371427347131163, 'recall': 0.7182872133367183, 'f1-score': 0.4829037947317517, 'support': 11817.0}, '8': {'precision': 0.0598948060486522, 'recall': 0.38798977853492334, 'f1-score': 0.1037703610889623, 'support': 2348.0}, '9': {'precision': 0.07023040271522747, 'recall': 0.4559322033898305, 'f1-score': 0.12171257281827953, 'support': 2360.0}, '10': {'precision': 0.06049107142857143, 'recall': 0.5267249757045676, 'f1-score': 0.10851937130843928, 'support': 1029.0}, '11': {'precision': 0.6273407094973206, 'recall': 0.19517575834416304, 'f1-score': 0.297724613435708, 'support': 157745.0}, 'accuracy': 0.23444784284135925, 'macro avg': {'precision': 0.16946766186371234, 'recall': 0.3483354651124381, 'f1-score': 0.17457854499864311, 'support': 296872.0}, 'weighted avg': {'precision': 0.46137864015232427, 'recall': 0.23444784284135925, 'f1-score': 0.2677156531921743, 'support': 296872.0}}</text:p>
      <text:p text:style-name="Standard">Validation Classification Report: {'0': {'precision': 0.06953205222238522, 'recall': 0.2899969409605384, 'f1-score': 0.11216943737798024, 'support': 3269.0}, '1': {'precision': 0.08015708015708016, 'recall': 0.10634385534783941, 'f1-score': 0.09141201264488935, 'support': 3263.0}, '2': {'precision': 0.3860598696564675, 'recall': 0.18505771470930849, 'f1-score': 0.2501879093739933, 'support': 18886.0}, '3': {'precision': 0.03451536643026005, 'recall': 0.2062146892655367, 'f1-score': 0.059133252328878096, 'support': 708.0}, '4': {'precision': 0.04864616796695732, 'recall': 0.1845618107951248, 'f1-score': 0.07699757869249393, 'support': 1723.0}, '5': {'precision': 0.02066115702479339, 'recall': 0.1171875, 'f1-score': 0.035128805620608904, 'support': 256.0}, '6': {'precision': 0.09760323419000866, 'recall': 0.4138775510204082, 'f1-score': 0.15795622712049223, 'support': 2450.0}, '7': {'precision': 0.2999108734402852, 'recall': 0.6772895001677289, 'f1-score': 0.41573149387418923, 'support': 2981.0}, '8': {'precision': 0.033030761472516386, 'recall': 0.23309608540925267, 'f1-score': 0.057862190812720836, 'support': 562.0}, '9': {'precision': 0.025843721495895408, 'recall': 0.29411764705882354, 'f1-score': 0.04751257685858021, 'support': 578.0}, '10': {'precision': 0.025374105400130124, 'recall': 0.1652542372881356, 'f1-score': 0.04399323181049069, 'support': 236.0}, '11': {'precision': 0.6275730842414807, 'recall': 0.09230142980715413, 'f1-score': 0.16093330671812273, 'support': 39306.0}, 'accuracy': 0.16552588320892506, 'macro avg': {'precision': 0.145742289474855, 'recall': 0.24710824681915425, 'f1-score': 0.12575150193611997, 'support': 74218.0}, 'weighted avg': {'precision': 0.4545199567109175, 'recall': 0.16552588320892506, 'f1-score': 0.1831877766360721, 'support': 74218.0}}</text:p>
      <text:p text:style-name="Standard"><text:soft-page-break/>Epoch 6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3&lt;00:00, 67.9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5.34it/s]</text:p>
      <text:p text:style-name="Standard">Training Loss: 1.7600 | Validation Loss: 2.2634</text:p>
      <text:p text:style-name="Standard">Train Classification Report: {'0': {'precision': 0.09093646492020475, 'recall': 0.25331706573127954, 'f1-score': 0.13383019438009872, 'support': 13114.0}, '1': {'precision': 0.09315088812252012, 'recall': 0.19146341463414634, 'f1-score': 0.12532741287699256, 'support': 13120.0}, '2': {'precision': 0.39295782139247915, 'recall': 0.19598116585980502, 'f1-score': 0.26152906714337554, 'support': 75395.0}, '3': {'precision': 0.08794363256784969, 'recall': 0.4630711095843353, 'f1-score': 0.14781512144306158, 'support': 2911.0}, '4': {'precision': 0.07476378313916154, 'recall': 0.35378382289104326, 'f1-score': 0.12344120765385976, 'support': 6911.0}, '5': {'precision': 0.07346300798888503, 'recall': 0.5035714285714286, 'f1-score': 0.12822067293119127, 'support': 840.0}, '6': {'precision': 0.11955985250994397, 'recall': 0.4436543848308554, 'f1-score': 0.1883590623213265, 'support': 9282.0}, '7': {'precision': 0.37261064232822455, 'recall': 0.7324193957857325, 'f1-score': 0.49393636752746467, 'support': 11817.0}, '8': {'precision': 0.07741724024909866, 'recall': 0.5029812606473595, 'f1-score': 0.1341816735783673, 'support': 2348.0}, '9': {'precision': 0.08920372556736193, 'recall': 0.576271186440678, 'f1-score': 0.15449278655003976, 'support': 2360.0}, '10': {'precision': 0.09351753453772582, 'recall': 0.6841593780369291, 'f1-score': 0.1645436484749328, 'support': 1029.0}, '11': {'precision': 0.6354601041419096, 'recall': 0.18644648007860787, 'f1-score': 0.2883035661771914, 'support': 157745.0}, 'accuracy': 0.23665081247136813, 'macro avg': {'precision': 0.18341539145544705, 'recall': 0.42392667442435, 'f1-score': 0.19533173175482513, 'support': 296872.0}, 'weighted avg': {'precision': 0.4686134610139927, 'recall': 0.23665081247136813, 'f1-score': 0.26415776527075907, 'support': 296872.0}}</text:p>
      <text:p text:style-name="Standard">Validation Classification Report: {'0': {'precision': 0.07246376811594203, 'recall': 0.26001835423676967, 'f1-score': 0.11334088939262618, 'support': 3269.0}, '1': {'precision': 0.0722422494592646, 'recall': 0.15353968740422924, 'f1-score': 0.09825455971759167, 'support': 3263.0}, '2': {'precision': 0.38542115081073325, 'recall': 0.1422217515620036, 'f1-score': 0.20777412492748018, 'support': 18886.0}, '3': {'precision': 0.030193992490613268, 'recall': 0.2725988700564972, 'f1-score': 0.05436619718309859, 'support': 708.0}, '4': {'precision': 0.04951033732317737, 'recall': 0.1584445734184562, 'f1-score': 0.0754456266408733, 'support': 1723.0}, '5': {'precision': 0.024096385542168676, 'recall': 0.1640625, 'f1-score': 0.042021010505252636, 'support': 256.0}, '6': {'precision': 0.10361471629303873, 'recall': 0.3942857142857143, 'f1-score': 0.16410430646394294, 'support': 2450.0}, '7': {'precision': 0.3020833333333333, 'recall': 0.6907078161690707, 'f1-score': 0.420332754924977, 'support': 2981.0}, '8': {'precision': 0.03552840009051822, 'recall': 0.2793594306049822, 'f1-score': 0.06303955029110621, 'support': 562.0}, '9': {'precision': 0.0418013856812933, 'recall': 0.31314878892733566, 'f1-score': 0.07375713121434392, 'support': 578.0}, '10': {'precision': 0.037444933920704845, 'recall': 0.21610169491525424, 'f1-score': 0.06382978723404255, 'support': 236.0}, '11': {'precision': 0.6306275187104202, 'recall': 0.13934259400600418, 'f1-score': 0.22825113042028713, 'support': 39306.0}, 'accuracy': 0.18103425045137297, 'macro avg': {'precision': 0.14875234764760065, 'recall': 0.2653193146321931, 'f1-score': 0.13370975574296853, 'support': 74218.0}, 'weighted avg': {'precision': 0.4562141743640952, 'recall': 0.18103425045137297, 'f1-score': 0.20903567442697377, 'support': 74218.0}}</text:p>
      <text:p text:style-name="Standard">Epoch 7/30</text:p>
      <text:p text:style-name="Standard"><text:soft-page-break/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2&lt;00:00, 67.99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5.95it/s]</text:p>
      <text:p text:style-name="Standard">Training Loss: 1.6430 | Validation Loss: 2.3284</text:p>
      <text:p text:style-name="Standard">Train Classification Report: {'0': {'precision': 0.09487406657385142, 'recall': 0.285801433582431, 'f1-score': 0.14245804747334614, 'support': 13114.0}, '1': {'precision': 0.09787277561873593, 'recall': 0.2188262195121951, 'f1-score': 0.13525227304847598, 'support': 13120.0}, '2': {'precision': 0.394051630510457, 'recall': 0.1876782279992042, 'f1-score': 0.25425860705814707, 'support': 75395.0}, '3': {'precision': 0.10474683544303798, 'recall': 0.5685331501202336, 'f1-score': 0.17690128801239913, 'support': 2911.0}, '4': {'precision': 0.0809065395177596, 'recall': 0.3879322818694834, 'f1-score': 0.13388933280063922, 'support': 6911.0}, '5': {'precision': 0.09172568664708931, 'recall': 0.6321428571428571, 'f1-score': 0.16020515914919295, 'support': 840.0}, '6': {'precision': 0.126753821760852, 'recall': 0.4564748976513682, 'f1-score': 0.1984125125851694, 'support': 9282.0}, '7': {'precision': 0.38289011322719185, 'recall': 0.7468900736227468, 'f1-score': 0.5062521509693703, 'support': 11817.0}, '8': {'precision': 0.09407526020816653, 'recall': 0.600511073253833, 'f1-score': 0.16266728195662208, 'support': 2348.0}, '9': {'precision': 0.11124041621029573, 'recall': 0.6885593220338984, 'f1-score': 0.19153701084394154, 'support': 2360.0}, '10': {'precision': 0.11966577141151895, 'recall': 0.7793974732750243, 'f1-score': 0.2074763937394904, 'support': 1029.0}, '11': {'precision': 0.6357178073595984, 'recall': 0.17982820374655298, 'f1-score': 0.28035203368138084, 'support': 157745.0}, 'accuracy': 0.23883357137082648, 'macro avg': {'precision': 0.19454339370737958, 'recall': 0.47771460115081893, 'f1-score': 0.21247184094318128, 'support': 296872.0}, 'weighted avg': {'precision': 0.47080190739580025, 'recall': 0.23883357137082648, 'f1-score': 0.26099805638072604, 'support': 296872.0}}</text:p>
      <text:p text:style-name="Standard">Validation Classification Report: {'0': {'precision': 0.0819724116061519, 'recall': 0.15815234016518814, 'f1-score': 0.10797827903091062, 'support': 3269.0}, '1': {'precision': 0.06932270916334661, 'recall': 0.13331290223720502, 'f1-score': 0.09121409100440342, 'support': 3263.0}, '2': {'precision': 0.3623584142394822, 'recall': 0.18971725087366303, 'f1-score': 0.24904427608257454, 'support': 18886.0}, '3': {'precision': 0.03778783703995277, 'recall': 0.2711864406779661, 'f1-score': 0.06633269994817759, 'support': 708.0}, '4': {'precision': 0.04245821654728537, 'recall': 0.23737666860127685, 'f1-score': 0.07203240577668193, 'support': 1723.0}, '5': {'precision': 0.02512562814070352, 'recall': 0.1953125, 'f1-score': 0.044523597506678544, 'support': 256.0}, '6': {'precision': 0.10047281323877069, 'recall': 0.3816326530612245, 'f1-score': 0.15906771010547807, 'support': 2450.0}, '7': {'precision': 0.3644949884348497, 'recall': 0.6343508889634351, 'f1-score': 0.462969763740972, 'support': 2981.0}, '8': {'precision': 0.04135246898564826, 'recall': 0.302491103202847, 'f1-score': 0.07275839931521506, 'support': 562.0}, '9': {'precision': 0.040156709108716944, 'recall': 0.3546712802768166, 'f1-score': 0.07214499384128102, 'support': 578.0}, '10': {'precision': 0.041716328963051254, 'recall': 0.2966101694915254, 'f1-score': 0.07314524555903866, 'support': 236.0}, '11': {'precision': 0.6158864954432477, 'recall': 0.15130005597109855, 'f1-score': 0.24292308320738532, 'support': 39306.0}, 'accuracy': 0.194076908566655, 'macro avg': {'precision': 0.15192541840926727, 'recall': 0.27550952112685384, 'f1-score': 0.14284454542656636, 'support': 74218.0}, 'weighted avg': {'precision': 0.4451892875492235, 'recall': 0.194076908566655, 'f1-score': 0.2284425876162151, 'support': 74218.0}}</text:p>
      <text:p text:style-name="Standard">Epoch 8/30</text:p>
      <text:p text:style-name="Standard">Training: 100%|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██████████████████████████████| 18555/18555 [04:32&lt;00:00, 68.05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6.94it/s]</text:p>
      <text:p text:style-name="Standard">Training Loss: 1.5497 | Validation Loss: 2.4012</text:p>
      <text:p text:style-name="Standard">Train Classification Report: {'0': {'precision': 0.09573114443252413, 'recall': 0.29258807381424434, 'f1-score': 0.14426167872920387, 'support': 13114.0}, '1': {'precision': 0.1013717814061555, 'recall': 0.24275914634146342, 'f1-score': 0.1430207234109432, 'support': 13120.0}, '2': {'precision': 0.3944679790680289, 'recall': 0.188964785463227, 'f1-score': 0.2555240691584762, 'support': 75395.0}, '3': {'precision': 0.11802413273001508, 'recall': 0.6451391274476125, 'f1-score': 0.19954311215002923, 'support': 2911.0}, '4': {'precision': 0.08563130804842281, 'recall': 0.4309072493126899, 'f1-score': 0.14287085012473613, 'support': 6911.0}, '5': {'precision': 0.1097990835389496, 'recall': 0.7416666666666667, 'f1-score': 0.19128031931225054, 'support': 840.0}, '6': {'precision': 0.13402716848697546, 'recall': 0.4772678302090067, 'f1-score': 0.20928309909058698, 'support': 9282.0}, '7': {'precision': 0.38437892366974064, 'recall': 0.7512905136667513, 'f1-score': 0.5085638998682476, 'support': 11817.0}, '8': {'precision': 0.1159090909090909, 'recall': 0.6950596252129472, 'f1-score': 0.19868517165814464, 'support': 2348.0}, '9': {'precision': 0.13049189899284777, 'recall': 0.7576271186440678, 'f1-score': 0.2226372805379156, 'support': 2360.0}, '10': {'precision': 0.14168891855807744, 'recall': 0.8250728862973761, 'f1-score': 0.24184589089873237, 'support': 1029.0}, '11': {'precision': 0.6355892757400856, 'recall': 0.17312751592760467, 'f1-score': 0.2721298570595826, 'support': 157745.0}, 'accuracy': 0.2412992804979924, 'macro avg': {'precision': 0.20392589213174284, 'recall': 0.5184558782503049, 'f1-score': 0.22747049599990402, 'support': 296872.0}, 'weighted avg': {'precision': 0.4720118983172496, 'recall': 0.2412992804979924, 'f1-score': 0.2589756813452805, 'support': 296872.0}}</text:p>
      <text:p text:style-name="Standard">Validation Classification Report: {'0': {'precision': 0.0726448878169992, 'recall': 0.30406852248394006, 'f1-score': 0.11727229825389335, 'support': 3269.0}, '1': {'precision': 0.08331456879081288, 'recall': 0.11339258351210542, 'f1-score': 0.09605399792315679, 'support': 3263.0}, '2': {'precision': 0.36043002640513017, 'recall': 0.20237212750185324, 'f1-score': 0.259206510681587, 'support': 18886.0}, '3': {'precision': 0.04466384579219558, 'recall': 0.268361581920904, 'f1-score': 0.0765820233776703, 'support': 708.0}, '4': {'precision': 0.04384503228494064, 'recall': 0.24434126523505514, 'f1-score': 0.07434878587196467, 'support': 1723.0}, '5': {'precision': 0.02437785678009142, 'recall': 0.1875, 'f1-score': 0.04314606741573034, 'support': 256.0}, '6': {'precision': 0.11277839203917232, 'recall': 0.2914285714285714, 'f1-score': 0.1626238469422617, 'support': 2450.0}, '7': {'precision': 0.3777596075224857, 'recall': 0.6199261992619927, 'f1-score': 0.46945255938016006, 'support': 2981.0}, '8': {'precision': 0.0530437878248487, 'recall': 0.26512455516014233, 'f1-score': 0.08840106793236427, 'support': 562.0}, '9': {'precision': 0.05456226880394575, 'recall': 0.3062283737024221, 'f1-score': 0.09262166405023549, 'support': 578.0}, '10': {'precision': 0.03732503888024884, 'recall': 0.3050847457627119, 'f1-score': 0.06651270207852195, 'support': 236.0}, '11': {'precision': 0.6236137667304015, 'recall': 0.16595430723044827, 'f1-score': 0.26214684724510706, 'support': 39306.0}, 'accuracy': 0.2065267185857878, 'macro avg': {'precision': 0.15736325663927273, 'recall': 0.27281523610001224, 'f1-score': 0.15069736426272107, 'support': 74218.0}, 'weighted avg': {'precision': 0.4502162313001787, 'recall': 0.2065267185857878, 'f1-score': 0.24261303356115005, 'support': 74218.0}}</text:p>
      <text:p text:style-name="Standard">Epoch 9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4:30&lt;00:00, 68.57it/s]</text:p>
      <text:p text:style-name="Standard"><text:soft-page-break/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31&lt;00:00, 146.43it/s]</text:p>
      <text:p text:style-name="Standard">Early stopping triggered.</text:p>
      <text:p text:style-name="Standard">Confusion Matrix:</text:p>
      <text:p text:style-name="Standard"><text:s/>[[ 721 <text:s/>309 <text:s/>526 <text:s/>145 <text:s/>485 <text:s text:c="2"/>49 <text:s/>282 <text:s/>103 <text:s text:c="2"/>79 <text:s/>171 <text:s text:c="2"/>53 <text:s/>346]</text:p>
      <text:p text:style-name="Standard"><text:s/>[ 427 <text:s/>528 <text:s/>382 <text:s/>165 <text:s/>573 <text:s text:c="2"/>41 <text:s/>398 <text:s/>110 <text:s text:c="2"/>95 <text:s/>182 <text:s text:c="2"/>65 <text:s/>297]</text:p>
      <text:p text:style-name="Standard"><text:s/>[2835 1751 3759 1103 2847 <text:s/>304 1927 <text:s/>782 <text:s/>571 <text:s/>985 <text:s/>335 1687]</text:p>
      <text:p text:style-name="Standard"><text:s/>[ <text:s/>48 <text:s text:c="2"/>33 <text:s text:c="2"/>62 <text:s/>187 <text:s text:c="2"/>91 <text:s text:c="2"/>12 <text:s/>141 <text:s text:c="2"/>17 <text:s text:c="2"/>27 <text:s text:c="2"/>29 <text:s text:c="2"/>13 <text:s text:c="2"/>48]</text:p>
      <text:p text:style-name="Standard"><text:s/>[ 183 <text:s/>127 <text:s/>180 <text:s/>118 <text:s/>513 <text:s text:c="2"/>35 <text:s/>211 <text:s text:c="2"/>26 <text:s text:c="2"/>65 <text:s text:c="2"/>63 <text:s text:c="2"/>43 <text:s/>159]</text:p>
      <text:p text:style-name="Standard"><text:s/>[ <text:s/>21 <text:s text:c="2"/>18 <text:s text:c="2"/>30 <text:s text:c="3"/>8 <text:s text:c="2"/>52 <text:s text:c="2"/>44 <text:s text:c="2"/>30 <text:s text:c="3"/>4 <text:s text:c="3"/>8 <text:s text:c="2"/>13 <text:s text:c="3"/>7 <text:s text:c="2"/>21]</text:p>
      <text:p text:style-name="Standard"><text:s/>[ 191 <text:s/>140 <text:s/>188 <text:s/>173 <text:s/>300 <text:s text:c="2"/>32 <text:s/>952 <text:s text:c="2"/>43 <text:s text:c="2"/>79 <text:s/>100 <text:s text:c="2"/>49 <text:s/>203]</text:p>
      <text:p text:style-name="Standard"><text:s/>[ 160 <text:s/>166 <text:s/>400 <text:s text:c="2"/>67 <text:s text:c="2"/>97 <text:s text:c="2"/>16 <text:s/>141 1644 <text:s text:c="2"/>47 <text:s/>105 <text:s text:c="2"/>20 <text:s/>118]</text:p>
      <text:p text:style-name="Standard"><text:s/>[ <text:s/>34 <text:s text:c="2"/>33 <text:s text:c="2"/>46 <text:s text:c="2"/>28 <text:s text:c="2"/>92 <text:s text:c="2"/>13 <text:s text:c="2"/>80 <text:s text:c="2"/>10 <text:s/>159 <text:s text:c="2"/>17 <text:s text:c="2"/>10 <text:s text:c="2"/>40]</text:p>
      <text:p text:style-name="Standard"><text:s/>[ <text:s/>50 <text:s text:c="2"/>50 <text:s text:c="2"/>68 <text:s text:c="2"/>25 <text:s text:c="2"/>41 <text:s text:c="3"/>9 <text:s text:c="2"/>55 <text:s text:c="2"/>20 <text:s text:c="2"/>10 <text:s/>198 <text:s text:c="3"/>9 <text:s text:c="2"/>43]</text:p>
      <text:p text:style-name="Standard"><text:s/>[ <text:s/>15 <text:s text:c="2"/>29 <text:s text:c="2"/>26 <text:s text:c="2"/>13 <text:s text:c="2"/>19 <text:s text:c="3"/>7 <text:s text:c="2"/>11 <text:s text:c="3"/>5 <text:s text:c="3"/>9 <text:s text:c="3"/>6 <text:s text:c="2"/>64 <text:s text:c="2"/>32]</text:p>
      <text:p text:style-name="Standard"><text:s/>[5229 3929 4595 2258 6906 <text:s/>701 5646 1083 1258 2057 <text:s/>831 4813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2T14:18:44.775880621</meta:creation-date>
    <dc:date>2024-11-12T14:19:26.157916732</dc:date>
    <meta:editing-duration>PT41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0" meta:paragraph-count="102" meta:word-count="2745" meta:character-count="37169" meta:non-whitespace-character-count="34239"/>
  </office:meta>
</office:document-meta>
</file>